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295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0.12" calcext:value-type="float">
            <text:p>10.12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77 kWh</text:p>
          </table:table-cell>
          <table:table-cell office:value-type="float" office:value="1081.38" calcext:value-type="float">
            <text:p>1081.38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T-0</text:p>
          </table:table-cell>
          <table:table-cell office:value-type="float" office:value="1271.62" calcext:value-type="float">
            <text:p>1271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1.68" calcext:value-type="float">
            <text:p>11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9 kWh</text:p>
          </table:table-cell>
          <table:table-cell office:value-type="float" office:value="1092.08" calcext:value-type="float">
            <text:p>1092.08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T-0</text:p>
          </table:table-cell>
          <table:table-cell office:value-type="float" office:value="1283.35" calcext:value-type="float">
            <text:p>1283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0.57" calcext:value-type="float">
            <text:p>10.5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04 kWh</text:p>
          </table:table-cell>
          <table:table-cell office:value-type="float" office:value="1268.5" calcext:value-type="float">
            <text:p>1268.5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T-0</text:p>
          </table:table-cell>
          <table:table-cell office:value-type="float" office:value="1459.74" calcext:value-type="float">
            <text:p>1459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0.42" calcext:value-type="float">
            <text:p>10.42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78 kWh</text:p>
          </table:table-cell>
          <table:table-cell office:value-type="float" office:value="1075.53" calcext:value-type="float">
            <text:p>1075.53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T-0</text:p>
          </table:table-cell>
          <table:table-cell office:value-type="float" office:value="1263.99" calcext:value-type="float">
            <text:p>1263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1.2" calcext:value-type="float">
            <text:p>11.2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90 kWh</text:p>
          </table:table-cell>
          <table:table-cell office:value-type="float" office:value="1157.36" calcext:value-type="float">
            <text:p>1157.36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T-0</text:p>
          </table:table-cell>
          <table:table-cell office:value-type="float" office:value="1346.74" calcext:value-type="float">
            <text:p>1346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9.3" calcext:value-type="float">
            <text:p>9.3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78 kWh</text:p>
          </table:table-cell>
          <table:table-cell office:value-type="float" office:value="1066.66" calcext:value-type="float">
            <text:p>1066.66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T-0</text:p>
          </table:table-cell>
          <table:table-cell office:value-type="float" office:value="1252.56" calcext:value-type="float">
            <text:p>1252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1.69" calcext:value-type="float">
            <text:p>11.69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73 kWh</text:p>
          </table:table-cell>
          <table:table-cell office:value-type="float" office:value="1026.85" calcext:value-type="float">
            <text:p>1026.85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T-0</text:p>
          </table:table-cell>
          <table:table-cell office:value-type="float" office:value="1214.06" calcext:value-type="float">
            <text:p>1214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3.65" calcext:value-type="float">
            <text:p>13.6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80 kWh</text:p>
          </table:table-cell>
          <table:table-cell office:value-type="float" office:value="1072.34" calcext:value-type="float">
            <text:p>1072.34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T-0</text:p>
          </table:table-cell>
          <table:table-cell office:value-type="float" office:value="1261.29" calcext:value-type="float">
            <text:p>1261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0.52" calcext:value-type="float">
            <text:p>10.5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04 kWh</text:p>
          </table:table-cell>
          <table:table-cell office:value-type="float" office:value="1218.81" calcext:value-type="float">
            <text:p>1218.81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T-0</text:p>
          </table:table-cell>
          <table:table-cell office:value-type="float" office:value="1405.41" calcext:value-type="float">
            <text:p>1405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0.28" calcext:value-type="float">
            <text:p>10.28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16 kWh</text:p>
          </table:table-cell>
          <table:table-cell office:value-type="float" office:value="1288.24" calcext:value-type="float">
            <text:p>1288.24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T-0</text:p>
          </table:table-cell>
          <table:table-cell office:value-type="float" office:value="1475.5" calcext:value-type="float">
            <text:p>147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9.08" calcext:value-type="float">
            <text:p>9.08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77 kWh</text:p>
          </table:table-cell>
          <table:table-cell office:value-type="float" office:value="1015.59" calcext:value-type="float">
            <text:p>1015.59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T-0</text:p>
          </table:table-cell>
          <table:table-cell office:value-type="float" office:value="1198.23" calcext:value-type="float">
            <text:p>1198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9.27" calcext:value-type="float">
            <text:p>9.27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83 kWh</text:p>
          </table:table-cell>
          <table:table-cell office:value-type="float" office:value="1052.68" calcext:value-type="float">
            <text:p>1052.68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T-0</text:p>
          </table:table-cell>
          <table:table-cell office:value-type="float" office:value="1235.24" calcext:value-type="float">
            <text:p>1235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00:24.777000000</meta:creation-date>
    <dc:date>2018-03-26T13:04:25.291000000</dc:date>
    <meta:editing-duration>PT4M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